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2" table:table="0">
          <office:change-info>
            <dc:creator>Bob Jacobsen</dc:creator>
            <dc:date>2010-08-11T04:00:05</dc:date>
          </office:change-info>
          <table:dependencies>
            <table:dependence table:id="ct196"/>
            <table:dependence table:id="ct189"/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1" table:table="0">
          <office:change-info>
            <dc:creator>Bob Jacobsen</dc:creator>
            <dc:date>2010-08-11T04:00:07</dc:date>
          </office:change-info>
          <table:dependencies>
            <table:dependence table:id="ct191"/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0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6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6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6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6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6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6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42" table:start-table="0" table:end-column="1024" table:end-row="4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6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40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44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6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8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8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4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6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44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4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6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44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8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4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200"/>
            <table:dependence table:id="ct199"/>
            <table:dependence table:id="ct193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2"/>
            <table:dependence table:id="ct168"/>
            <table:dependence table:id="ct163"/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8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8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4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7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9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9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0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1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0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1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0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2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2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2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2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9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4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3" table:table="0">
          <office:change-info>
            <dc:creator>Bob Jacobsen</dc:creator>
            <dc:date>2012-09-28T05:24:41</dc:date>
          </office:change-info>
          <table:dependencies>
            <table:dependence table:id="ct195"/>
            <table:dependence table:id="ct194"/>
            <table:dependence table:id="ct193"/>
            <table:dependence table:id="ct192"/>
            <table:dependence table:id="ct190"/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3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3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1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2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3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6" table:table="0">
          <office:change-info>
            <dc:creator>Bob Jacobsen</dc:creator>
            <dc:date>2012-09-30T21:14:09</dc:date>
          </office:change-info>
          <table:dependencies>
            <table:dependence table:id="ct204"/>
            <table:dependence table:id="ct202"/>
            <table:dependence table:id="ct200"/>
            <table:dependence table:id="ct198"/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5" table:table="0">
          <office:change-info>
            <dc:creator>Bob Jacobsen</dc:creator>
            <dc:date>2012-09-30T21:14:11</dc:date>
          </office:change-info>
          <table:dependencies>
            <table:dependence table:id="ct203"/>
            <table:dependence table:id="ct201"/>
            <table:dependence table:id="ct199"/>
            <table:dependence table:id="ct197"/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5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9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2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3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40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40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40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0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40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31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30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31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6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6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6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6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8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8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8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8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8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2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3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31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6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2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31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30" table:start-table="0" table:end-column="1023" table:end-row="29" table:end-table="0"/>
          <table:target-range-address table:start-column="0" table:start-row="38" table:start-table="0" table:end-column="1023" table:end-row="38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30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30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2" table:row="30" table:table="0"/>
              <table:change-track-table-cell office:value-type="string">
                <text:p>(any)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CBUS short-ID equivalent events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30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7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39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42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46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43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43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43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1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0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8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9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0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2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2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9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0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2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1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2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9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0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1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2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9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9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4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3" table:table="0">
          <office:change-info>
            <dc:creator>Bob Jacobsen</dc:creator>
            <dc:date>2013-02-01T13:11:28</dc:date>
          </office:change-info>
        </table:insertion>
        <table:insertion table:id="ct160" table:type="row" table:position="28" table:table="0">
          <office:change-info>
            <dc:creator>Bob Jacobsen</dc:creator>
            <dc:date>2013-04-07T05:51:25</dc:date>
          </office:change-info>
          <table:dependencies>
            <table:dependence table:id="ct165"/>
            <table:dependence table:id="ct164"/>
            <table:dependence table:id="ct163"/>
            <table:dependence table:id="ct162"/>
          </table:dependencies>
        </table:insertion>
        <table:insertion table:id="ct161" table:type="row" table:position="27" table:table="0">
          <office:change-info>
            <dc:creator>Bob Jacobsen</dc:creator>
            <dc:date>2013-04-07T05:51:26</dc:date>
          </office:change-info>
        </table:insertion>
        <table:cell-content-change table:id="ct162">
          <table:cell-address table:column="0" table:row="28" table:table="0"/>
          <office:change-info>
            <dc:creator>Bob Jacobsen</dc:creator>
            <dc:date>2013-04-07T05:51:32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8" table:table="0"/>
          <office:change-info>
            <dc:creator>Bob Jacobsen</dc:creator>
            <dc:date>2013-04-07T05:51:3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28" table:table="0"/>
          <office:change-info>
            <dc:creator>Bob Jacobsen</dc:creator>
            <dc:date>2013-04-07T05:51:4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8" table:table="0"/>
          <office:change-info>
            <dc:creator>Bob Jacobsen</dc:creator>
            <dc:date>2013-04-07T05:52:04</dc:date>
          </office:change-info>
          <table:previous>
            <table:change-track-table-cell/>
          </table:previous>
        </table:cell-content-change>
        <table:insertion table:id="ct166" table:type="row" table:position="36" table:table="0">
          <office:change-info>
            <dc:creator>Bob Jacobsen</dc:creator>
            <dc:date>2013-04-07T05:53:31</dc:date>
          </office:change-info>
          <table:dependencies>
            <table:dependence table:id="ct184"/>
            <table:dependence table:id="ct172"/>
            <table:dependence table:id="ct171"/>
            <table:dependence table:id="ct170"/>
            <table:dependence table:id="ct169"/>
            <table:dependence table:id="ct168"/>
          </table:dependencies>
        </table:insertion>
        <table:insertion table:id="ct167" table:type="row" table:position="32" table:table="0">
          <office:change-info>
            <dc:creator>Bob Jacobsen</dc:creator>
            <dc:date>2013-04-07T05:53:34</dc:date>
          </office:change-info>
        </table:insertion>
        <table:cell-content-change table:id="ct168">
          <table:cell-address table:column="1" table:row="36" table:table="0"/>
          <office:change-info>
            <dc:creator>Bob Jacobsen</dc:creator>
            <dc:date>2013-04-07T05:53:40</dc:date>
          </office:change-info>
          <table:previous>
            <table:change-track-table-cell/>
          </table:previous>
        </table:cell-content-change>
        <table:cell-content-change table:id="ct169">
          <table:cell-address table:column="0" table:row="36" table:table="0"/>
          <office:change-info>
            <dc:creator>Bob Jacobsen</dc:creator>
            <dc:date>2013-04-07T05:53:58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6" table:table="0"/>
          <office:change-info>
            <dc:creator>Bob Jacobsen</dc:creator>
            <dc:date>2013-04-07T05:54:01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6" table:table="0"/>
          <office:change-info>
            <dc:creator>Bob Jacobsen</dc:creator>
            <dc:date>2013-04-07T05:54:05</dc:date>
          </office:change-info>
          <table:previous table:id="ct170">
            <table:change-track-table-cell office:value-type="string">
              <text:p>any</text:p>
            </table:change-track-table-cell>
          </table:previous>
        </table:cell-content-change>
        <table:cell-content-change table:id="ct172">
          <table:cell-address table:column="1" table:row="36" table:table="0"/>
          <office:change-info>
            <dc:creator>Bob Jacobsen</dc:creator>
            <dc:date>2013-04-07T05:54:18</dc:date>
          </office:change-info>
          <table:previous table:id="ct168">
            <table:change-track-table-cell office:value-type="string">
              <text:p>01.01.00.00.00.00</text:p>
            </table:change-track-table-cell>
          </table:previous>
        </table:cell-content-change>
        <table:insertion table:id="ct173" table:type="row" table:position="35" table:table="0">
          <office:change-info>
            <dc:creator>Bob Jacobsen</dc:creator>
            <dc:date>2013-04-07T05:54:49</dc:date>
          </office:change-info>
          <table:dependencies>
            <table:dependence table:id="ct187"/>
            <table:dependence table:id="ct183"/>
            <table:dependence table:id="ct181"/>
            <table:dependence table:id="ct178"/>
          </table:dependencies>
        </table:insertion>
        <table:insertion table:id="ct174" table:type="row" table:position="34" table:table="0">
          <office:change-info>
            <dc:creator>Bob Jacobsen</dc:creator>
            <dc:date>2013-04-07T05:54:51</dc:date>
          </office:change-info>
          <table:dependencies>
            <table:dependence table:id="ct186"/>
            <table:dependence table:id="ct182"/>
            <table:dependence table:id="ct180"/>
            <table:dependence table:id="ct177"/>
          </table:dependencies>
        </table:insertion>
        <table:insertion table:id="ct175" table:type="row" table:position="33" table:table="0">
          <office:change-info>
            <dc:creator>Bob Jacobsen</dc:creator>
            <dc:date>2013-04-07T05:54:55</dc:date>
          </office:change-info>
          <table:dependencies>
            <table:dependence table:id="ct188"/>
            <table:dependence table:id="ct185"/>
            <table:dependence table:id="ct179"/>
            <table:dependence table:id="ct176"/>
          </table:dependencies>
        </table:insertion>
        <table:cell-content-change table:id="ct176">
          <table:cell-address table:column="0" table:row="33" table:table="0"/>
          <office:change-info>
            <dc:creator>Bob Jacobsen</dc:creator>
            <dc:date>2013-04-07T05:55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4" table:table="0"/>
          <office:change-info>
            <dc:creator>Bob Jacobsen</dc:creator>
            <dc:date>2013-04-07T05:55:01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5" table:table="0"/>
          <office:change-info>
            <dc:creator>Bob Jacobsen</dc:creator>
            <dc:date>2013-04-07T05:55:0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33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34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35" table:table="0"/>
          <office:change-info>
            <dc:creator>Bob Jacobsen</dc:creator>
            <dc:date>2013-04-07T05:55:06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34" table:table="0"/>
          <office:change-info>
            <dc:creator>Bob Jacobsen</dc:creator>
            <dc:date>2013-04-07T05:55:19</dc:date>
          </office:change-info>
          <table:previous table:id="ct180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3">
          <table:cell-address table:column="1" table:row="35" table:table="0"/>
          <office:change-info>
            <dc:creator>Bob Jacobsen</dc:creator>
            <dc:date>2013-04-07T05:55:24</dc:date>
          </office:change-info>
          <table:previous table:id="ct181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4">
          <table:cell-address table:column="1" table:row="36" table:table="0"/>
          <office:change-info>
            <dc:creator>Bob Jacobsen</dc:creator>
            <dc:date>2013-04-07T05:55:34</dc:date>
          </office:change-info>
          <table:previous table:id="ct172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5">
          <table:cell-address table:column="2" table:row="33" table:table="0"/>
          <office:change-info>
            <dc:creator>Bob Jacobsen</dc:creator>
            <dc:date>2013-04-07T05:55:3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34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35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3" table:table="0"/>
          <office:change-info>
            <dc:creator>Bob Jacobsen</dc:creator>
            <dc:date>2013-04-07T05:55:48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22" table:table="0"/>
          <office:change-info>
            <dc:creator>Bob Jacobsen</dc:creator>
            <dc:date>2013-04-23T18:08:03</dc:date>
          </office:change-info>
          <table:previous table:id="ct111">
            <table:change-track-table-cell office:value-type="string">
              <text:p>This node is an idle DCC-capable Train Proxy (not dedicated to a train)</text:p>
            </table:change-track-table-cell>
          </table:previous>
        </table:cell-content-change>
        <table:cell-content-change table:id="ct190">
          <table:cell-address table:column="3" table:row="23" table:table="0"/>
          <office:change-info>
            <dc:creator>Bob Jacobsen</dc:creator>
            <dc:date>2013-04-23T18:08:21</dc:date>
          </office:change-info>
          <table:previous table:id="ct108">
            <table:change-track-table-cell office:value-type="string">
              <text:p>This node is an in-use DCC-capable Train Proxy (dedicated to a train)</text:p>
            </table:change-track-table-cell>
          </table:previous>
        </table:cell-content-change>
        <table:cell-content-change table:id="ct191">
          <table:cell-address table:column="3" table:row="21" table:table="0"/>
          <office:change-info>
            <dc:creator>Jim Kueneman</dc:creator>
            <dc:date>2014-05-20T02:57:57</dc:date>
          </office:change-info>
          <table:previous table:id="ct77">
            <table:change-track-table-cell office:value-type="string">
              <text:p>This node is a Train (or Train Proxy)</text:p>
            </table:change-track-table-cell>
          </table:previous>
        </table:cell-content-change>
        <table:cell-content-change table:id="ct192">
          <table:cell-address table:column="0" table:row="23" table:table="0"/>
          <office:change-info>
            <dc:creator>Jim Kueneman</dc:creator>
            <dc:date>2014-05-20T02:58:03</dc:date>
          </office:change-info>
          <table:previous table:id="ct7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3">
          <table:cell-address table:column="1" table:row="23" table:table="0"/>
          <office:change-info>
            <dc:creator>Jim Kueneman</dc:creator>
            <dc:date>2014-05-20T02:58:03</dc:date>
          </office:change-info>
          <table:previous table:id="ct7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94">
          <table:cell-address table:column="2" table:row="23" table:table="0"/>
          <office:change-info>
            <dc:creator>Jim Kueneman</dc:creator>
            <dc:date>2014-05-20T02:58:03</dc:date>
          </office:change-info>
          <table:previous table:id="ct75">
            <table:change-track-table-cell office:value-type="string">
              <text:p>0x0305</text:p>
            </table:change-track-table-cell>
          </table:previous>
        </table:cell-content-change>
        <table:cell-content-change table:id="ct195">
          <table:cell-address table:column="3" table:row="23" table:table="0"/>
          <office:change-info>
            <dc:creator>Jim Kueneman</dc:creator>
            <dc:date>2014-05-20T02:58:03</dc:date>
          </office:change-info>
          <table:previous table:id="ct190">
            <table:change-track-table-cell office:value-type="string">
              <text:p>This node is a DCC-capable Train Proxy and has gone in-use (dedicated to a train)</text:p>
            </table:change-track-table-cell>
          </table:previous>
        </table:cell-content-change>
        <table:cell-content-change table:id="ct196">
          <table:cell-address table:column="3" table:row="22" table:table="0"/>
          <office:change-info>
            <dc:creator>Jim Kueneman</dc:creator>
            <dc:date>2014-05-20T02:58:20</dc:date>
          </office:change-info>
          <table:previous table:id="ct189">
            <table:change-track-table-cell office:value-type="string">
              <text:p>This node is a DCC-capable Train Proxy and has gone idle (not dedicated to a train)</text:p>
            </table:change-track-table-cell>
          </table:previous>
        </table:cell-content-change>
        <table:cell-content-change table:id="ct197">
          <table:cell-address table:column="0" table:row="25" table:table="0"/>
          <office:change-info>
            <dc:creator>Jim Kueneman</dc:creator>
            <dc:date>2014-05-20T02:59:14</dc:date>
          </office:change-info>
          <table:previous table:id="ct8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8">
          <table:cell-address table:column="0" table:row="26" table:table="0"/>
          <office:change-info>
            <dc:creator>Jim Kueneman</dc:creator>
            <dc:date>2014-05-20T02:59:14</dc:date>
          </office:change-info>
          <table:previous table:id="ct98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99">
          <table:cell-address table:column="1" table:row="25" table:table="0"/>
          <office:change-info>
            <dc:creator>Jim Kueneman</dc:creator>
            <dc:date>2014-05-20T02:59:14</dc:date>
          </office:change-info>
          <table:previous table:id="ct8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200">
          <table:cell-address table:column="1" table:row="26" table:table="0"/>
          <office:change-info>
            <dc:creator>Jim Kueneman</dc:creator>
            <dc:date>2014-05-20T02:59:14</dc:date>
          </office:change-info>
          <table:previous table:id="ct99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201">
          <table:cell-address table:column="2" table:row="25" table:table="0"/>
          <office:change-info>
            <dc:creator>Jim Kueneman</dc:creator>
            <dc:date>2014-05-20T02:59:14</dc:date>
          </office:change-info>
          <table:previous table:id="ct86">
            <table:change-track-table-cell office:value-type="string">
              <text:p>0x0401</text:p>
            </table:change-track-table-cell>
          </table:previous>
        </table:cell-content-change>
        <table:cell-content-change table:id="ct202">
          <table:cell-address table:column="2" table:row="26" table:table="0"/>
          <office:change-info>
            <dc:creator>Jim Kueneman</dc:creator>
            <dc:date>2014-05-20T02:59:14</dc:date>
          </office:change-info>
          <table:previous table:id="ct100">
            <table:change-track-table-cell office:value-type="string">
              <text:p>0x04**</text:p>
            </table:change-track-table-cell>
          </table:previous>
        </table:cell-content-change>
        <table:cell-content-change table:id="ct203">
          <table:cell-address table:column="3" table:row="25" table:table="0"/>
          <office:change-info>
            <dc:creator>Jim Kueneman</dc:creator>
            <dc:date>2014-05-20T02:59:14</dc:date>
          </office:change-info>
          <table:previous table:id="ct85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204">
          <table:cell-address table:column="3" table:row="26" table:table="0"/>
          <office:change-info>
            <dc:creator>Jim Kueneman</dc:creator>
            <dc:date>2014-05-20T02:59:14</dc:date>
          </office:change-info>
          <table:previous table:id="ct110">
            <table:change-track-table-cell office:value-type="string">
              <text:p>Reserved for train control back-end protocols, e.g. to command stations</text:p>
            </table:change-track-table-cell>
          </table:previous>
        </table:cell-content-change>
      </table:tracked-changes>
      <table:table table:name="EventID definitions" table:style-name="ta1" table:print-ranges="'EventID definitions'.A1:'EventID definitions'.J49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2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2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 Train Proxy</text:p>
          </table:table-cell>
          <table:table-cell table:number-columns-repeated="1020"/>
        </table:table-row>
        <table:table-row table:style-name="ro2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501</text:p>
          </table:table-cell>
          <table:table-cell office:value-type="string">
            <text:p>Delivers Clock Protoco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>
            <text:p>Public clock generator UID</text:p>
          </table:table-cell>
          <table:table-cell table:style-name="ce7" office:value-type="string">
            <text:p>01.01.00.00.01.00</text:p>
          </table:table-cell>
          <table:table-cell table:style-name="ce6" office:value-type="string">
            <text:p>(any)</text:p>
          </table:table-cell>
          <table:table-cell office:value-type="string">
            <text:p>See Time Broadcast Protocol</text:p>
          </table:table-cell>
          <table:table-cell table:number-columns-repeated="1020"/>
        </table:table-row>
        <table:table-row table:style-name="ro2">
          <table:table-cell office:value-type="string">
            <text:p>Public clock generator UID</text:p>
          </table:table-cell>
          <table:table-cell table:style-name="ce7" office:value-type="string">
            <text:p>01.01.00.00.01.01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2">
          <table:table-cell office:value-type="string">
            <text:p>Public clock generator UID</text:p>
          </table:table-cell>
          <table:table-cell table:style-name="ce7" office:value-type="string">
            <text:p>01.01.00.00.01.02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2">
          <table:table-cell office:value-type="string">
            <text:p>Public clock generator UID</text:p>
          </table:table-cell>
          <table:table-cell table:style-name="ce7" office:value-type="string">
            <text:p>01.01.00.00.01.03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2">
          <table:table-cell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3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19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4-05-19T19:59:17</dc:date>
    <dc:creator>Jim Kueneman</dc:creator>
    <meta:editing-duration>PT13H3M13S</meta:editing-duration>
    <meta:editing-cycles>46</meta:editing-cycles>
    <meta:generator>OpenOffice/4.0.1$Unix OpenOffice.org_project/401m5$Build-9714</meta:generator>
    <meta:printed-by>Bob Jacobsen</meta:printed-by>
    <meta:print-date>2010-07-11T14:13:17</meta:print-date>
    <dc:title>EventID Allocations</dc:title>
    <meta:document-statistic meta:table-count="3" meta:cell-count="85" meta:object-count="0"/>
  </office:meta>
</office:document-meta>
</file>